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0839" calcext:value-type="float">
            <text:p>0.560839</text:p>
          </table:table-cell>
          <table:table-cell office:value-type="float" office:value="0.438787" calcext:value-type="float">
            <text:p>0.438787</text:p>
          </table:table-cell>
          <table:table-cell office:value-type="float" office:value="0.49869" calcext:value-type="float">
            <text:p>0.498690</text:p>
          </table:table-cell>
          <table:table-cell office:value-type="float" office:value="0.541745" calcext:value-type="float">
            <text:p>0.541745</text:p>
          </table:table-cell>
          <table:table-cell office:value-type="float" office:value="0.560651" calcext:value-type="float">
            <text:p>0.560651</text:p>
          </table:table-cell>
          <table:table-cell office:value-type="float" office:value="0.530139" calcext:value-type="float">
            <text:p>0.530139</text:p>
          </table:table-cell>
          <table:table-cell office:value-type="float" office:value="0.438787" calcext:value-type="float">
            <text:p>0.438787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438787" calcext:value-type="float">
            <text:p>0.438787</text:p>
          </table:table-cell>
          <table:table-cell office:value-type="float" office:value="0.500749" calcext:value-type="float">
            <text:p>0.500749</text:p>
          </table:table-cell>
          <table:table-cell office:value-type="float" office:value="0.526958166" calcext:value-type="float">
            <text:p>0.526958</text:p>
          </table:table-cell>
          <table:table-cell office:value-type="float" office:value="0.440542148" calcext:value-type="float">
            <text:p>0.440542</text:p>
          </table:table-cell>
          <table:table-cell office:value-type="float" office:value="0.563270104" calcext:value-type="float">
            <text:p>0.563270</text:p>
          </table:table-cell>
          <table:table-cell table:number-columns-repeated="2" office:value-type="float" office:value="0.440542148" calcext:value-type="float">
            <text:p>0.440542</text:p>
          </table:table-cell>
          <table:table-cell office:value-type="float" office:value="0.49569786" calcext:value-type="float">
            <text:p>0.495698</text:p>
          </table:table-cell>
          <table:table-cell office:value-type="float" office:value="0.54391198" calcext:value-type="float">
            <text:p>0.543912</text:p>
          </table:table-cell>
          <table:table-cell office:value-type="float" office:value="0.557287094" calcext:value-type="float">
            <text:p>0.557287</text:p>
          </table:table-cell>
          <table:table-cell office:value-type="float" office:value="0.497744506" calcext:value-type="float">
            <text:p>0.497745</text:p>
          </table:table-cell>
          <table:table-cell office:value-type="float" office:value="0.563082356" calcext:value-type="float">
            <text:p>0.563082</text:p>
          </table:table-cell>
          <table:table-cell table:formula="of:=AVERAGE([.B2:.U2])" office:value-type="float" office:value="0.5069889255" calcext:value-type="float">
            <text:p>0.506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0464" calcext:value-type="float">
            <text:p>0.560464</text:p>
          </table:table-cell>
          <table:table-cell office:value-type="float" office:value="0.503931" calcext:value-type="float">
            <text:p>0.503931</text:p>
          </table:table-cell>
          <table:table-cell office:value-type="float" office:value="0.438413" calcext:value-type="float">
            <text:p>0.438413</text:p>
          </table:table-cell>
          <table:table-cell office:value-type="float" office:value="0.497005" calcext:value-type="float">
            <text:p>0.497005</text:p>
          </table:table-cell>
          <table:table-cell office:value-type="float" office:value="0.497192" calcext:value-type="float">
            <text:p>0.497192</text:p>
          </table:table-cell>
          <table:table-cell office:value-type="float" office:value="0.561775" calcext:value-type="float">
            <text:p>0.561775</text:p>
          </table:table-cell>
          <table:table-cell office:value-type="float" office:value="0.558405" calcext:value-type="float">
            <text:p>0.558405</text:p>
          </table:table-cell>
          <table:table-cell office:value-type="float" office:value="0.557469" calcext:value-type="float">
            <text:p>0.557469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438787" calcext:value-type="float">
            <text:p>0.438787</text:p>
          </table:table-cell>
          <table:table-cell office:value-type="float" office:value="0.55840435" calcext:value-type="float">
            <text:p>0.558404</text:p>
          </table:table-cell>
          <table:table-cell office:value-type="float" office:value="0.56063862" calcext:value-type="float">
            <text:p>0.560639</text:p>
          </table:table-cell>
          <table:table-cell office:value-type="float" office:value="0.559698876" calcext:value-type="float">
            <text:p>0.559699</text:p>
          </table:table-cell>
          <table:table-cell office:value-type="float" office:value="0.563270104" calcext:value-type="float">
            <text:p>0.563270</text:p>
          </table:table-cell>
          <table:table-cell office:value-type="float" office:value="0.505946724" calcext:value-type="float">
            <text:p>0.505947</text:p>
          </table:table-cell>
          <table:table-cell office:value-type="float" office:value="0.435782522" calcext:value-type="float">
            <text:p>0.435783</text:p>
          </table:table-cell>
          <table:table-cell office:value-type="float" office:value="0.49899302" calcext:value-type="float">
            <text:p>0.498993</text:p>
          </table:table-cell>
          <table:table-cell office:value-type="float" office:value="0.494208848" calcext:value-type="float">
            <text:p>0.494209</text:p>
          </table:table-cell>
          <table:table-cell office:value-type="float" office:value="0.436154278" calcext:value-type="float">
            <text:p>0.436154</text:p>
          </table:table-cell>
          <table:table-cell office:value-type="float" office:value="0.562705856" calcext:value-type="float">
            <text:p>0.562706</text:p>
          </table:table-cell>
          <table:table-cell table:formula="of:=AVERAGE([.B3:.U3])" office:value-type="float" office:value="0.5175135099" calcext:value-type="float">
            <text:p>0.517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4002" calcext:value-type="float">
            <text:p>0.614002</text:p>
          </table:table-cell>
          <table:table-cell office:value-type="float" office:value="0.438787" calcext:value-type="float">
            <text:p>0.438787</text:p>
          </table:table-cell>
          <table:table-cell office:value-type="float" office:value="0.637963" calcext:value-type="float">
            <text:p>0.637963</text:p>
          </table:table-cell>
          <table:table-cell office:value-type="float" office:value="0.5848" calcext:value-type="float">
            <text:p>0.584800</text:p>
          </table:table-cell>
          <table:table-cell office:value-type="float" office:value="0.715837" calcext:value-type="float">
            <text:p>0.715837</text:p>
          </table:table-cell>
          <table:table-cell office:value-type="float" office:value="0.57076" calcext:value-type="float">
            <text:p>0.570760</text:p>
          </table:table-cell>
          <table:table-cell office:value-type="float" office:value="0.469113" calcext:value-type="float">
            <text:p>0.469113</text:p>
          </table:table-cell>
          <table:table-cell office:value-type="float" office:value="0.629727" calcext:value-type="float">
            <text:p>0.629727</text:p>
          </table:table-cell>
          <table:table-cell office:value-type="float" office:value="0.54137" calcext:value-type="float">
            <text:p>0.541370</text:p>
          </table:table-cell>
          <table:table-cell office:value-type="float" office:value="0.556533" calcext:value-type="float">
            <text:p>0.556533</text:p>
          </table:table-cell>
          <table:table-cell office:value-type="float" office:value="0.56733544" calcext:value-type="float">
            <text:p>0.567335</text:p>
          </table:table-cell>
          <table:table-cell office:value-type="float" office:value="0.470989452" calcext:value-type="float">
            <text:p>0.470989</text:p>
          </table:table-cell>
          <table:table-cell office:value-type="float" office:value="0.632245908" calcext:value-type="float">
            <text:p>0.632246</text:p>
          </table:table-cell>
          <table:table-cell office:value-type="float" office:value="0.54353548" calcext:value-type="float">
            <text:p>0.543535</text:p>
          </table:table-cell>
          <table:table-cell office:value-type="float" office:value="0.440542148" calcext:value-type="float">
            <text:p>0.440542</text:p>
          </table:table-cell>
          <table:table-cell office:value-type="float" office:value="0.634135222" calcext:value-type="float">
            <text:p>0.634135</text:p>
          </table:table-cell>
          <table:table-cell office:value-type="float" office:value="0.5871392" calcext:value-type="float">
            <text:p>0.587139</text:p>
          </table:table-cell>
          <table:table-cell office:value-type="float" office:value="0.711541978" calcext:value-type="float">
            <text:p>0.711542</text:p>
          </table:table-cell>
          <table:table-cell office:value-type="float" office:value="0.553193802" calcext:value-type="float">
            <text:p>0.553194</text:p>
          </table:table-cell>
          <table:table-cell office:value-type="float" office:value="0.616458008" calcext:value-type="float">
            <text:p>0.616458</text:p>
          </table:table-cell>
          <table:table-cell table:formula="of:=AVERAGE([.B4:.U4])" office:value-type="float" office:value="0.5758004319" calcext:value-type="float">
            <text:p>0.5758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1464" calcext:value-type="float">
            <text:p>0.791464</text:p>
          </table:table-cell>
          <table:table-cell office:value-type="float" office:value="0.741295" calcext:value-type="float">
            <text:p>0.741295</text:p>
          </table:table-cell>
          <table:table-cell office:value-type="float" office:value="0.765631" calcext:value-type="float">
            <text:p>0.765631</text:p>
          </table:table-cell>
          <table:table-cell office:value-type="float" office:value="0.80906" calcext:value-type="float">
            <text:p>0.809060</text:p>
          </table:table-cell>
          <table:table-cell office:value-type="float" office:value="0.80775" calcext:value-type="float">
            <text:p>0.807750</text:p>
          </table:table-cell>
          <table:table-cell office:value-type="float" office:value="0.78903" calcext:value-type="float">
            <text:p>0.789030</text:p>
          </table:table-cell>
          <table:table-cell office:value-type="float" office:value="0.737177" calcext:value-type="float">
            <text:p>0.737177</text:p>
          </table:table-cell>
          <table:table-cell office:value-type="float" office:value="0.76432" calcext:value-type="float">
            <text:p>0.764320</text:p>
          </table:table-cell>
          <table:table-cell office:value-type="float" office:value="0.798203" calcext:value-type="float">
            <text:p>0.798203</text:p>
          </table:table-cell>
          <table:table-cell office:value-type="float" office:value="0.807001" calcext:value-type="float">
            <text:p>0.807001</text:p>
          </table:table-cell>
          <table:table-cell office:value-type="float" office:value="0.78429582" calcext:value-type="float">
            <text:p>0.784296</text:p>
          </table:table-cell>
          <table:table-cell office:value-type="float" office:value="0.740125708" calcext:value-type="float">
            <text:p>0.740126</text:p>
          </table:table-cell>
          <table:table-cell office:value-type="float" office:value="0.76737728" calcext:value-type="float">
            <text:p>0.767377</text:p>
          </table:table-cell>
          <table:table-cell office:value-type="float" office:value="0.801395812" calcext:value-type="float">
            <text:p>0.801396</text:p>
          </table:table-cell>
          <table:table-cell office:value-type="float" office:value="0.74426018" calcext:value-type="float">
            <text:p>0.744260</text:p>
          </table:table-cell>
          <table:table-cell office:value-type="float" office:value="0.761037214" calcext:value-type="float">
            <text:p>0.761037</text:p>
          </table:table-cell>
          <table:table-cell office:value-type="float" office:value="0.81229624" calcext:value-type="float">
            <text:p>0.812296</text:p>
          </table:table-cell>
          <table:table-cell office:value-type="float" office:value="0.8029035" calcext:value-type="float">
            <text:p>0.802904</text:p>
          </table:table-cell>
          <table:table-cell office:value-type="float" office:value="0.802158994" calcext:value-type="float">
            <text:p>0.802159</text:p>
          </table:table-cell>
          <table:table-cell office:value-type="float" office:value="0.794629856" calcext:value-type="float">
            <text:p>0.794630</text:p>
          </table:table-cell>
          <table:table-cell table:formula="of:=AVERAGE([.B5:.U5])" office:value-type="float" office:value="0.7810705802" calcext:value-type="float">
            <text:p>0.781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8903" calcext:value-type="float">
            <text:p>0.828903</text:p>
          </table:table-cell>
          <table:table-cell office:value-type="float" office:value="0.83377" calcext:value-type="float">
            <text:p>0.833770</text:p>
          </table:table-cell>
          <table:table-cell office:value-type="float" office:value="0.827593" calcext:value-type="float">
            <text:p>0.827593</text:p>
          </table:table-cell>
          <table:table-cell office:value-type="float" office:value="0.837327" calcext:value-type="float">
            <text:p>0.837327</text:p>
          </table:table-cell>
          <table:table-cell office:value-type="float" office:value="0.838637" calcext:value-type="float">
            <text:p>0.838637</text:p>
          </table:table-cell>
          <table:table-cell office:value-type="float" office:value="0.819918" calcext:value-type="float">
            <text:p>0.819918</text:p>
          </table:table-cell>
          <table:table-cell office:value-type="float" office:value="0.802508" calcext:value-type="float">
            <text:p>0.802508</text:p>
          </table:table-cell>
          <table:table-cell office:value-type="float" office:value="0.810932" calcext:value-type="float">
            <text:p>0.810932</text:p>
          </table:table-cell>
          <table:table-cell office:value-type="float" office:value="0.835081" calcext:value-type="float">
            <text:p>0.835081</text:p>
          </table:table-cell>
          <table:table-cell office:value-type="float" office:value="0.837888" calcext:value-type="float">
            <text:p>0.837888</text:p>
          </table:table-cell>
          <table:table-cell office:value-type="float" office:value="0.814998492" calcext:value-type="float">
            <text:p>0.814998</text:p>
          </table:table-cell>
          <table:table-cell office:value-type="float" office:value="0.805718032" calcext:value-type="float">
            <text:p>0.805718</text:p>
          </table:table-cell>
          <table:table-cell office:value-type="float" office:value="0.814175728" calcext:value-type="float">
            <text:p>0.814176</text:p>
          </table:table-cell>
          <table:table-cell office:value-type="float" office:value="0.838421324" calcext:value-type="float">
            <text:p>0.838421</text:p>
          </table:table-cell>
          <table:table-cell office:value-type="float" office:value="0.83710508" calcext:value-type="float">
            <text:p>0.837105</text:p>
          </table:table-cell>
          <table:table-cell office:value-type="float" office:value="0.822627442" calcext:value-type="float">
            <text:p>0.822627</text:p>
          </table:table-cell>
          <table:table-cell office:value-type="float" office:value="0.840676308" calcext:value-type="float">
            <text:p>0.840676</text:p>
          </table:table-cell>
          <table:table-cell office:value-type="float" office:value="0.833605178" calcext:value-type="float">
            <text:p>0.833605</text:p>
          </table:table-cell>
          <table:table-cell office:value-type="float" office:value="0.832860672" calcext:value-type="float">
            <text:p>0.832861</text:p>
          </table:table-cell>
          <table:table-cell office:value-type="float" office:value="0.832218612" calcext:value-type="float">
            <text:p>0.832219</text:p>
          </table:table-cell>
          <table:table-cell table:formula="of:=AVERAGE([.B6:.U6])" office:value-type="float" office:value="0.8272481934" calcext:value-type="float">
            <text:p>0.8272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2913" calcext:value-type="float">
            <text:p>0.822913</text:p>
          </table:table-cell>
          <table:table-cell office:value-type="float" office:value="0.839199" calcext:value-type="float">
            <text:p>0.839199</text:p>
          </table:table-cell>
          <table:table-cell office:value-type="float" office:value="0.844627" calcext:value-type="float">
            <text:p>0.844627</text:p>
          </table:table-cell>
          <table:table-cell office:value-type="float" office:value="0.839386" calcext:value-type="float">
            <text:p>0.839386</text:p>
          </table:table-cell>
          <table:table-cell office:value-type="float" office:value="0.850992" calcext:value-type="float">
            <text:p>0.850992</text:p>
          </table:table-cell>
          <table:table-cell office:value-type="float" office:value="0.848746" calcext:value-type="float">
            <text:p>0.848746</text:p>
          </table:table-cell>
          <table:table-cell office:value-type="float" office:value="0.84313" calcext:value-type="float">
            <text:p>0.843130</text:p>
          </table:table-cell>
          <table:table-cell office:value-type="float" office:value="0.840696" calcext:value-type="float">
            <text:p>0.840696</text:p>
          </table:table-cell>
          <table:table-cell office:value-type="float" office:value="0.846874" calcext:value-type="float">
            <text:p>0.846874</text:p>
          </table:table-cell>
          <table:table-cell office:value-type="float" office:value="0.851179" calcext:value-type="float">
            <text:p>0.851179</text:p>
          </table:table-cell>
          <table:table-cell office:value-type="float" office:value="0.843653524" calcext:value-type="float">
            <text:p>0.843654</text:p>
          </table:table-cell>
          <table:table-cell office:value-type="float" office:value="0.84650252" calcext:value-type="float">
            <text:p>0.846503</text:p>
          </table:table-cell>
          <table:table-cell office:value-type="float" office:value="0.844058784" calcext:value-type="float">
            <text:p>0.844059</text:p>
          </table:table-cell>
          <table:table-cell office:value-type="float" office:value="0.850261496" calcext:value-type="float">
            <text:p>0.850261</text:p>
          </table:table-cell>
          <table:table-cell office:value-type="float" office:value="0.842555796" calcext:value-type="float">
            <text:p>0.842556</text:p>
          </table:table-cell>
          <table:table-cell office:value-type="float" office:value="0.839559238" calcext:value-type="float">
            <text:p>0.839559</text:p>
          </table:table-cell>
          <table:table-cell office:value-type="float" office:value="0.842743544" calcext:value-type="float">
            <text:p>0.842744</text:p>
          </table:table-cell>
          <table:table-cell office:value-type="float" office:value="0.845886048" calcext:value-type="float">
            <text:p>0.845886</text:p>
          </table:table-cell>
          <table:table-cell office:value-type="float" office:value="0.846071926" calcext:value-type="float">
            <text:p>0.846072</text:p>
          </table:table-cell>
          <table:table-cell office:value-type="float" office:value="0.826204652" calcext:value-type="float">
            <text:p>0.826205</text:p>
          </table:table-cell>
          <table:table-cell table:formula="of:=AVERAGE([.B7:.U7])" office:value-type="float" office:value="0.8427619764" calcext:value-type="float">
            <text:p>0.8427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182" calcext:value-type="float">
            <text:p>0.841820</text:p>
          </table:table-cell>
          <table:table-cell office:value-type="float" office:value="0.853238" calcext:value-type="float">
            <text:p>0.853238</text:p>
          </table:table-cell>
          <table:table-cell office:value-type="float" office:value="0.856234" calcext:value-type="float">
            <text:p>0.856234</text:p>
          </table:table-cell>
          <table:table-cell office:value-type="float" office:value="0.849682" calcext:value-type="float">
            <text:p>0.849682</text:p>
          </table:table-cell>
          <table:table-cell office:value-type="float" office:value="0.859042" calcext:value-type="float">
            <text:p>0.859042</text:p>
          </table:table-cell>
          <table:table-cell office:value-type="float" office:value="0.842007" calcext:value-type="float">
            <text:p>0.842007</text:p>
          </table:table-cell>
          <table:table-cell office:value-type="float" office:value="0.836391" calcext:value-type="float">
            <text:p>0.836391</text:p>
          </table:table-cell>
          <table:table-cell office:value-type="float" office:value="0.847435" calcext:value-type="float">
            <text:p>0.847435</text:p>
          </table:table-cell>
          <table:table-cell office:value-type="float" office:value="0.840696" calcext:value-type="float">
            <text:p>0.840696</text:p>
          </table:table-cell>
          <table:table-cell office:value-type="float" office:value="0.854923" calcext:value-type="float">
            <text:p>0.854923</text:p>
          </table:table-cell>
          <table:table-cell office:value-type="float" office:value="0.836954958" calcext:value-type="float">
            <text:p>0.836955</text:p>
          </table:table-cell>
          <table:table-cell office:value-type="float" office:value="0.839736564" calcext:value-type="float">
            <text:p>0.839737</text:p>
          </table:table-cell>
          <table:table-cell office:value-type="float" office:value="0.85082474" calcext:value-type="float">
            <text:p>0.850825</text:p>
          </table:table-cell>
          <table:table-cell office:value-type="float" office:value="0.844058784" calcext:value-type="float">
            <text:p>0.844059</text:p>
          </table:table-cell>
          <table:table-cell office:value-type="float" office:value="0.856650952" calcext:value-type="float">
            <text:p>0.856651</text:p>
          </table:table-cell>
          <table:table-cell office:value-type="float" office:value="0.851096596" calcext:value-type="float">
            <text:p>0.851097</text:p>
          </table:table-cell>
          <table:table-cell office:value-type="float" office:value="0.853080728" calcext:value-type="float">
            <text:p>0.853081</text:p>
          </table:table-cell>
          <table:table-cell office:value-type="float" office:value="0.853887748" calcext:value-type="float">
            <text:p>0.853888</text:p>
          </table:table-cell>
          <table:table-cell office:value-type="float" office:value="0.849793462" calcext:value-type="float">
            <text:p>0.849793</text:p>
          </table:table-cell>
          <table:table-cell office:value-type="float" office:value="0.84518728" calcext:value-type="float">
            <text:p>0.845187</text:p>
          </table:table-cell>
          <table:table-cell table:formula="of:=AVERAGE([.B8:.U8])" office:value-type="float" office:value="0.8481369906" calcext:value-type="float">
            <text:p>0.848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249" calcext:value-type="float">
            <text:p>0.852490</text:p>
          </table:table-cell>
          <table:table-cell office:value-type="float" office:value="0.858106" calcext:value-type="float">
            <text:p>0.858106</text:p>
          </table:table-cell>
          <table:table-cell office:value-type="float" office:value="0.856608" calcext:value-type="float">
            <text:p>0.856608</text:p>
          </table:table-cell>
          <table:table-cell office:value-type="float" office:value="0.846125" calcext:value-type="float">
            <text:p>0.846125</text:p>
          </table:table-cell>
          <table:table-cell office:value-type="float" office:value="0.860914" calcext:value-type="float">
            <text:p>0.860914</text:p>
          </table:table-cell>
          <table:table-cell office:value-type="float" office:value="0.860539" calcext:value-type="float">
            <text:p>0.860539</text:p>
          </table:table-cell>
          <table:table-cell office:value-type="float" office:value="0.83377" calcext:value-type="float">
            <text:p>0.833770</text:p>
          </table:table-cell>
          <table:table-cell office:value-type="float" office:value="0.849869" calcext:value-type="float">
            <text:p>0.849869</text:p>
          </table:table-cell>
          <table:table-cell office:value-type="float" office:value="0.844066" calcext:value-type="float">
            <text:p>0.844066</text:p>
          </table:table-cell>
          <table:table-cell office:value-type="float" office:value="0.857357" calcext:value-type="float">
            <text:p>0.857357</text:p>
          </table:table-cell>
          <table:table-cell office:value-type="float" office:value="0.855375766" calcext:value-type="float">
            <text:p>0.855376</text:p>
          </table:table-cell>
          <table:table-cell office:value-type="float" office:value="0.83710508" calcext:value-type="float">
            <text:p>0.837105</text:p>
          </table:table-cell>
          <table:table-cell office:value-type="float" office:value="0.853268476" calcext:value-type="float">
            <text:p>0.853268</text:p>
          </table:table-cell>
          <table:table-cell office:value-type="float" office:value="0.847442264" calcext:value-type="float">
            <text:p>0.847442</text:p>
          </table:table-cell>
          <table:table-cell office:value-type="float" office:value="0.861538424" calcext:value-type="float">
            <text:p>0.861538</text:p>
          </table:table-cell>
          <table:table-cell office:value-type="float" office:value="0.851468352" calcext:value-type="float">
            <text:p>0.851468</text:p>
          </table:table-cell>
          <table:table-cell office:value-type="float" office:value="0.8495095" calcext:value-type="float">
            <text:p>0.849510</text:p>
          </table:table-cell>
          <table:table-cell office:value-type="float" office:value="0.855748516" calcext:value-type="float">
            <text:p>0.855749</text:p>
          </table:table-cell>
          <table:table-cell office:value-type="float" office:value="0.852212858" calcext:value-type="float">
            <text:p>0.852213</text:p>
          </table:table-cell>
          <table:table-cell office:value-type="float" office:value="0.85589996" calcext:value-type="float">
            <text:p>0.855900</text:p>
          </table:table-cell>
          <table:table-cell table:formula="of:=AVERAGE([.B9:.U9])" office:value-type="float" office:value="0.8519706598" calcext:value-type="float">
            <text:p>0.8519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7997" calcext:value-type="float">
            <text:p>0.847997</text:p>
          </table:table-cell>
          <table:table-cell office:value-type="float" office:value="0.860165" calcext:value-type="float">
            <text:p>0.860165</text:p>
          </table:table-cell>
          <table:table-cell office:value-type="float" office:value="0.857357" calcext:value-type="float">
            <text:p>0.857357</text:p>
          </table:table-cell>
          <table:table-cell office:value-type="float" office:value="0.849682" calcext:value-type="float">
            <text:p>0.849682</text:p>
          </table:table-cell>
          <table:table-cell office:value-type="float" office:value="0.861662" calcext:value-type="float">
            <text:p>0.861662</text:p>
          </table:table-cell>
          <table:table-cell office:value-type="float" office:value="0.859042" calcext:value-type="float">
            <text:p>0.859042</text:p>
          </table:table-cell>
          <table:table-cell office:value-type="float" office:value="0.840884" calcext:value-type="float">
            <text:p>0.840884</text:p>
          </table:table-cell>
          <table:table-cell office:value-type="float" office:value="0.851179" calcext:value-type="float">
            <text:p>0.851179</text:p>
          </table:table-cell>
          <table:table-cell office:value-type="float" office:value="0.850431" calcext:value-type="float">
            <text:p>0.850431</text:p>
          </table:table-cell>
          <table:table-cell office:value-type="float" office:value="0.862037" calcext:value-type="float">
            <text:p>0.862037</text:p>
          </table:table-cell>
          <table:table-cell office:value-type="float" office:value="0.853887748" calcext:value-type="float">
            <text:p>0.853888</text:p>
          </table:table-cell>
          <table:table-cell office:value-type="float" office:value="0.844247536" calcext:value-type="float">
            <text:p>0.844248</text:p>
          </table:table-cell>
          <table:table-cell office:value-type="float" office:value="0.854583716" calcext:value-type="float">
            <text:p>0.854584</text:p>
          </table:table-cell>
          <table:table-cell office:value-type="float" office:value="0.853832724" calcext:value-type="float">
            <text:p>0.853833</text:p>
          </table:table-cell>
          <table:table-cell office:value-type="float" office:value="0.86360566" calcext:value-type="float">
            <text:p>0.863606</text:p>
          </table:table-cell>
          <table:table-cell office:value-type="float" office:value="0.852212858" calcext:value-type="float">
            <text:p>0.852213</text:p>
          </table:table-cell>
          <table:table-cell office:value-type="float" office:value="0.853080728" calcext:value-type="float">
            <text:p>0.853081</text:p>
          </table:table-cell>
          <table:table-cell office:value-type="float" office:value="0.856492028" calcext:value-type="float">
            <text:p>0.856492</text:p>
          </table:table-cell>
          <table:table-cell office:value-type="float" office:value="0.856864778" calcext:value-type="float">
            <text:p>0.856865</text:p>
          </table:table-cell>
          <table:table-cell office:value-type="float" office:value="0.851388988" calcext:value-type="float">
            <text:p>0.851389</text:p>
          </table:table-cell>
          <table:table-cell table:formula="of:=AVERAGE([.B10:.U10])" office:value-type="float" office:value="0.8540316382" calcext:value-type="float">
            <text:p>0.8540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781" calcext:value-type="float">
            <text:p>0.847810</text:p>
          </table:table-cell>
          <table:table-cell office:value-type="float" office:value="0.858667" calcext:value-type="float">
            <text:p>0.858667</text:p>
          </table:table-cell>
          <table:table-cell office:value-type="float" office:value="0.859978" calcext:value-type="float">
            <text:p>0.859978</text:p>
          </table:table-cell>
          <table:table-cell office:value-type="float" office:value="0.845376" calcext:value-type="float">
            <text:p>0.845376</text:p>
          </table:table-cell>
          <table:table-cell office:value-type="float" office:value="0.863909" calcext:value-type="float">
            <text:p>0.863909</text:p>
          </table:table-cell>
          <table:table-cell office:value-type="float" office:value="0.858667" calcext:value-type="float">
            <text:p>0.858667</text:p>
          </table:table-cell>
          <table:table-cell office:value-type="float" office:value="0.83714" calcext:value-type="float">
            <text:p>0.837140</text:p>
          </table:table-cell>
          <table:table-cell office:value-type="float" office:value="0.846687" calcext:value-type="float">
            <text:p>0.846687</text:p>
          </table:table-cell>
          <table:table-cell office:value-type="float" office:value="0.854736" calcext:value-type="float">
            <text:p>0.854736</text:p>
          </table:table-cell>
          <table:table-cell office:value-type="float" office:value="0.859042" calcext:value-type="float">
            <text:p>0.859042</text:p>
          </table:table-cell>
          <table:table-cell office:value-type="float" office:value="0.853514998" calcext:value-type="float">
            <text:p>0.853515</text:p>
          </table:table-cell>
          <table:table-cell office:value-type="float" office:value="0.84048856" calcext:value-type="float">
            <text:p>0.840489</text:p>
          </table:table-cell>
          <table:table-cell office:value-type="float" office:value="0.850073748" calcext:value-type="float">
            <text:p>0.850074</text:p>
          </table:table-cell>
          <table:table-cell office:value-type="float" office:value="0.858154944" calcext:value-type="float">
            <text:p>0.858155</text:p>
          </table:table-cell>
          <table:table-cell office:value-type="float" office:value="0.862101668" calcext:value-type="float">
            <text:p>0.862102</text:p>
          </table:table-cell>
          <table:table-cell office:value-type="float" office:value="0.854818132" calcext:value-type="float">
            <text:p>0.854818</text:p>
          </table:table-cell>
          <table:table-cell office:value-type="float" office:value="0.848757504" calcext:value-type="float">
            <text:p>0.848758</text:p>
          </table:table-cell>
          <table:table-cell office:value-type="float" office:value="0.858725546" calcext:value-type="float">
            <text:p>0.858726</text:p>
          </table:table-cell>
          <table:table-cell office:value-type="float" office:value="0.853887748" calcext:value-type="float">
            <text:p>0.853888</text:p>
          </table:table-cell>
          <table:table-cell office:value-type="float" office:value="0.85120124" calcext:value-type="float">
            <text:p>0.851201</text:p>
          </table:table-cell>
          <table:table-cell table:formula="of:=AVERAGE([.B11:.U11])" office:value-type="float" office:value="0.8531868044" calcext:value-type="float">
            <text:p>0.853187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1974" calcext:value-type="float">
            <text:p>0.711974</text:p>
          </table:table-cell>
          <table:table-cell office:value-type="float" office:value="0.710963" calcext:value-type="float">
            <text:p>0.710963</text:p>
          </table:table-cell>
          <table:table-cell office:value-type="float" office:value="0.7121" calcext:value-type="float">
            <text:p>0.712100</text:p>
          </table:table-cell>
          <table:table-cell office:value-type="float" office:value="0.711018" calcext:value-type="float">
            <text:p>0.711018</text:p>
          </table:table-cell>
          <table:table-cell office:value-type="float" office:value="0.705989" calcext:value-type="float">
            <text:p>0.705989</text:p>
          </table:table-cell>
          <table:table-cell office:value-type="float" office:value="0.706375" calcext:value-type="float">
            <text:p>0.706375</text:p>
          </table:table-cell>
          <table:table-cell office:value-type="float" office:value="0.711876" calcext:value-type="float">
            <text:p>0.711876</text:p>
          </table:table-cell>
          <table:table-cell office:value-type="float" office:value="0.713454" calcext:value-type="float">
            <text:p>0.713454</text:p>
          </table:table-cell>
          <table:table-cell office:value-type="float" office:value="0.723532" calcext:value-type="float">
            <text:p>0.723532</text:p>
          </table:table-cell>
          <table:table-cell office:value-type="float" office:value="0.712823" calcext:value-type="float">
            <text:p>0.712823</text:p>
          </table:table-cell>
          <table:table-cell office:value-type="float" office:value="0.71061325" calcext:value-type="float">
            <text:p>0.710613</text:p>
          </table:table-cell>
          <table:table-cell office:value-type="float" office:value="0.709028496" calcext:value-type="float">
            <text:p>0.709028</text:p>
          </table:table-cell>
          <table:table-cell office:value-type="float" office:value="0.710600184" calcext:value-type="float">
            <text:p>0.710600</text:p>
          </table:table-cell>
          <table:table-cell office:value-type="float" office:value="0.720637872" calcext:value-type="float">
            <text:p>0.720638</text:p>
          </table:table-cell>
          <table:table-cell office:value-type="float" office:value="0.712367862888" calcext:value-type="float">
            <text:p>0.712368</text:p>
          </table:table-cell>
          <table:table-cell office:value-type="float" office:value="0.7121" calcext:value-type="float">
            <text:p>0.712100</text:p>
          </table:table-cell>
          <table:table-cell office:value-type="float" office:value="0.708173928" calcext:value-type="float">
            <text:p>0.708174</text:p>
          </table:table-cell>
          <table:table-cell office:value-type="float" office:value="0.710224934" calcext:value-type="float">
            <text:p>0.710225</text:p>
          </table:table-cell>
          <table:table-cell office:value-type="float" office:value="0.714231538248" calcext:value-type="float">
            <text:p>0.714232</text:p>
          </table:table-cell>
          <table:table-cell office:value-type="float" office:value="0.711974" calcext:value-type="float">
            <text:p>0.711974</text:p>
          </table:table-cell>
          <table:table-cell table:formula="of:=AVERAGE([.B14:.U14])" office:value-type="float" office:value="0.7120028032568" calcext:value-type="float">
            <text:p>0.712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1806" calcext:value-type="float">
            <text:p>0.701806</text:p>
          </table:table-cell>
          <table:table-cell office:value-type="float" office:value="0.702426" calcext:value-type="float">
            <text:p>0.702426</text:p>
          </table:table-cell>
          <table:table-cell office:value-type="float" office:value="0.700589" calcext:value-type="float">
            <text:p>0.700589</text:p>
          </table:table-cell>
          <table:table-cell office:value-type="float" office:value="0.697482" calcext:value-type="float">
            <text:p>0.697482</text:p>
          </table:table-cell>
          <table:table-cell office:value-type="float" office:value="0.702772" calcext:value-type="float">
            <text:p>0.702772</text:p>
          </table:table-cell>
          <table:table-cell office:value-type="float" office:value="0.702162" calcext:value-type="float">
            <text:p>0.702162</text:p>
          </table:table-cell>
          <table:table-cell office:value-type="float" office:value="0.701283" calcext:value-type="float">
            <text:p>0.701283</text:p>
          </table:table-cell>
          <table:table-cell office:value-type="float" office:value="0.706194" calcext:value-type="float">
            <text:p>0.706194</text:p>
          </table:table-cell>
          <table:table-cell office:value-type="float" office:value="0.706391" calcext:value-type="float">
            <text:p>0.706391</text:p>
          </table:table-cell>
          <table:table-cell office:value-type="float" office:value="0.701008" calcext:value-type="float">
            <text:p>0.701008</text:p>
          </table:table-cell>
          <table:table-cell office:value-type="float" office:value="0.706374972" calcext:value-type="float">
            <text:p>0.706375</text:p>
          </table:table-cell>
          <table:table-cell office:value-type="float" office:value="0.698477868" calcext:value-type="float">
            <text:p>0.698478</text:p>
          </table:table-cell>
          <table:table-cell office:value-type="float" office:value="0.703369224" calcext:value-type="float">
            <text:p>0.703369</text:p>
          </table:table-cell>
          <table:table-cell office:value-type="float" office:value="0.703565436" calcext:value-type="float">
            <text:p>0.703565</text:p>
          </table:table-cell>
          <table:table-cell office:value-type="float" office:value="0.703813993776" calcext:value-type="float">
            <text:p>0.703814</text:p>
          </table:table-cell>
          <table:table-cell office:value-type="float" office:value="0.700589" calcext:value-type="float">
            <text:p>0.700589</text:p>
          </table:table-cell>
          <table:table-cell office:value-type="float" office:value="0.694692072" calcext:value-type="float">
            <text:p>0.694692</text:p>
          </table:table-cell>
          <table:table-cell office:value-type="float" office:value="0.706988632" calcext:value-type="float">
            <text:p>0.706989</text:p>
          </table:table-cell>
          <table:table-cell office:value-type="float" office:value="0.702393191808" calcext:value-type="float">
            <text:p>0.702393</text:p>
          </table:table-cell>
          <table:table-cell office:value-type="float" office:value="0.701806" calcext:value-type="float">
            <text:p>0.701806</text:p>
          </table:table-cell>
          <table:table-cell table:formula="of:=AVERAGE([.B15:.U15])" office:value-type="float" office:value="0.7022091694792" calcext:value-type="float">
            <text:p>0.702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9383" calcext:value-type="float">
            <text:p>0.639383</text:p>
          </table:table-cell>
          <table:table-cell office:value-type="float" office:value="0.696169" calcext:value-type="float">
            <text:p>0.696169</text:p>
          </table:table-cell>
          <table:table-cell office:value-type="float" office:value="0.670172" calcext:value-type="float">
            <text:p>0.670172</text:p>
          </table:table-cell>
          <table:table-cell office:value-type="float" office:value="0.638814" calcext:value-type="float">
            <text:p>0.638814</text:p>
          </table:table-cell>
          <table:table-cell office:value-type="float" office:value="0.620938" calcext:value-type="float">
            <text:p>0.620938</text:p>
          </table:table-cell>
          <table:table-cell office:value-type="float" office:value="0.670082" calcext:value-type="float">
            <text:p>0.670082</text:p>
          </table:table-cell>
          <table:table-cell office:value-type="float" office:value="0.659513" calcext:value-type="float">
            <text:p>0.659513</text:p>
          </table:table-cell>
          <table:table-cell office:value-type="float" office:value="0.681327" calcext:value-type="float">
            <text:p>0.681327</text:p>
          </table:table-cell>
          <table:table-cell office:value-type="float" office:value="0.617822" calcext:value-type="float">
            <text:p>0.617822</text:p>
          </table:table-cell>
          <table:table-cell office:value-type="float" office:value="0.665182" calcext:value-type="float">
            <text:p>0.665182</text:p>
          </table:table-cell>
          <table:table-cell office:value-type="float" office:value="0.674102492" calcext:value-type="float">
            <text:p>0.674102</text:p>
          </table:table-cell>
          <table:table-cell office:value-type="float" office:value="0.656874948" calcext:value-type="float">
            <text:p>0.656875</text:p>
          </table:table-cell>
          <table:table-cell office:value-type="float" office:value="0.678601692" calcext:value-type="float">
            <text:p>0.678602</text:p>
          </table:table-cell>
          <table:table-cell office:value-type="float" office:value="0.615350712" calcext:value-type="float">
            <text:p>0.615351</text:p>
          </table:table-cell>
          <table:table-cell office:value-type="float" office:value="0.697544629944" calcext:value-type="float">
            <text:p>0.697545</text:p>
          </table:table-cell>
          <table:table-cell office:value-type="float" office:value="0.670172" calcext:value-type="float">
            <text:p>0.670172</text:p>
          </table:table-cell>
          <table:table-cell office:value-type="float" office:value="0.636258744" calcext:value-type="float">
            <text:p>0.636259</text:p>
          </table:table-cell>
          <table:table-cell office:value-type="float" office:value="0.624663628" calcext:value-type="float">
            <text:p>0.624664</text:p>
          </table:table-cell>
          <table:table-cell office:value-type="float" office:value="0.666496399632" calcext:value-type="float">
            <text:p>0.666496</text:p>
          </table:table-cell>
          <table:table-cell office:value-type="float" office:value="0.639383" calcext:value-type="float">
            <text:p>0.639383</text:p>
          </table:table-cell>
          <table:table-cell table:formula="of:=AVERAGE([.B16:.U16])" office:value-type="float" office:value="0.6559425122788" calcext:value-type="float">
            <text:p>0.655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5811" calcext:value-type="float">
            <text:p>0.485811</text:p>
          </table:table-cell>
          <table:table-cell office:value-type="float" office:value="0.536751" calcext:value-type="float">
            <text:p>0.536751</text:p>
          </table:table-cell>
          <table:table-cell office:value-type="float" office:value="0.503274" calcext:value-type="float">
            <text:p>0.503274</text:p>
          </table:table-cell>
          <table:table-cell office:value-type="float" office:value="0.468246" calcext:value-type="float">
            <text:p>0.468246</text:p>
          </table:table-cell>
          <table:table-cell office:value-type="float" office:value="0.461612" calcext:value-type="float">
            <text:p>0.461612</text:p>
          </table:table-cell>
          <table:table-cell office:value-type="float" office:value="0.505339" calcext:value-type="float">
            <text:p>0.505339</text:p>
          </table:table-cell>
          <table:table-cell office:value-type="float" office:value="0.49072" calcext:value-type="float">
            <text:p>0.490720</text:p>
          </table:table-cell>
          <table:table-cell office:value-type="float" office:value="0.516161" calcext:value-type="float">
            <text:p>0.516161</text:p>
          </table:table-cell>
          <table:table-cell office:value-type="float" office:value="0.450993" calcext:value-type="float">
            <text:p>0.450993</text:p>
          </table:table-cell>
          <table:table-cell office:value-type="float" office:value="0.482472" calcext:value-type="float">
            <text:p>0.482472</text:p>
          </table:table-cell>
          <table:table-cell office:value-type="float" office:value="0.508371034" calcext:value-type="float">
            <text:p>0.508371</text:p>
          </table:table-cell>
          <table:table-cell office:value-type="float" office:value="0.48875712" calcext:value-type="float">
            <text:p>0.488757</text:p>
          </table:table-cell>
          <table:table-cell office:value-type="float" office:value="0.514096356" calcext:value-type="float">
            <text:p>0.514096</text:p>
          </table:table-cell>
          <table:table-cell office:value-type="float" office:value="0.449189028" calcext:value-type="float">
            <text:p>0.449189</text:p>
          </table:table-cell>
          <table:table-cell office:value-type="float" office:value="0.537811619976" calcext:value-type="float">
            <text:p>0.537812</text:p>
          </table:table-cell>
          <table:table-cell office:value-type="float" office:value="0.503274" calcext:value-type="float">
            <text:p>0.503274</text:p>
          </table:table-cell>
          <table:table-cell office:value-type="float" office:value="0.466373016" calcext:value-type="float">
            <text:p>0.466373</text:p>
          </table:table-cell>
          <table:table-cell office:value-type="float" office:value="0.464381672" calcext:value-type="float">
            <text:p>0.464382</text:p>
          </table:table-cell>
          <table:table-cell office:value-type="float" office:value="0.483425364672" calcext:value-type="float">
            <text:p>0.483425</text:p>
          </table:table-cell>
          <table:table-cell office:value-type="float" office:value="0.485811" calcext:value-type="float">
            <text:p>0.485811</text:p>
          </table:table-cell>
          <table:table-cell table:formula="of:=AVERAGE([.B17:.U17])" office:value-type="float" office:value="0.4901434605324" calcext:value-type="float">
            <text:p>0.490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0397" calcext:value-type="float">
            <text:p>0.390397</text:p>
          </table:table-cell>
          <table:table-cell office:value-type="float" office:value="0.415109" calcext:value-type="float">
            <text:p>0.415109</text:p>
          </table:table-cell>
          <table:table-cell office:value-type="float" office:value="0.391598" calcext:value-type="float">
            <text:p>0.391598</text:p>
          </table:table-cell>
          <table:table-cell office:value-type="float" office:value="0.370131" calcext:value-type="float">
            <text:p>0.370131</text:p>
          </table:table-cell>
          <table:table-cell office:value-type="float" office:value="0.363807" calcext:value-type="float">
            <text:p>0.363807</text:p>
          </table:table-cell>
          <table:table-cell office:value-type="float" office:value="0.393331" calcext:value-type="float">
            <text:p>0.393331</text:p>
          </table:table-cell>
          <table:table-cell office:value-type="float" office:value="0.380686" calcext:value-type="float">
            <text:p>0.380686</text:p>
          </table:table-cell>
          <table:table-cell office:value-type="float" office:value="0.410828" calcext:value-type="float">
            <text:p>0.410828</text:p>
          </table:table-cell>
          <table:table-cell office:value-type="float" office:value="0.371559" calcext:value-type="float">
            <text:p>0.371559</text:p>
          </table:table-cell>
          <table:table-cell office:value-type="float" office:value="0.398257" calcext:value-type="float">
            <text:p>0.398257</text:p>
          </table:table-cell>
          <table:table-cell office:value-type="float" office:value="0.395690986" calcext:value-type="float">
            <text:p>0.395691</text:p>
          </table:table-cell>
          <table:table-cell office:value-type="float" office:value="0.379163256" calcext:value-type="float">
            <text:p>0.379163</text:p>
          </table:table-cell>
          <table:table-cell office:value-type="float" office:value="0.409184688" calcext:value-type="float">
            <text:p>0.409185</text:p>
          </table:table-cell>
          <table:table-cell office:value-type="float" office:value="0.370072764" calcext:value-type="float">
            <text:p>0.370073</text:p>
          </table:table-cell>
          <table:table-cell office:value-type="float" office:value="0.415929255384" calcext:value-type="float">
            <text:p>0.415929</text:p>
          </table:table-cell>
          <table:table-cell office:value-type="float" office:value="0.391598" calcext:value-type="float">
            <text:p>0.391598</text:p>
          </table:table-cell>
          <table:table-cell office:value-type="float" office:value="0.368650476" calcext:value-type="float">
            <text:p>0.368650</text:p>
          </table:table-cell>
          <table:table-cell office:value-type="float" office:value="0.365989842" calcext:value-type="float">
            <text:p>0.365990</text:p>
          </table:table-cell>
          <table:table-cell office:value-type="float" office:value="0.399043955832" calcext:value-type="float">
            <text:p>0.399044</text:p>
          </table:table-cell>
          <table:table-cell office:value-type="float" office:value="0.390397" calcext:value-type="float">
            <text:p>0.390397</text:p>
          </table:table-cell>
          <table:table-cell table:formula="of:=AVERAGE([.B18:.U18])" office:value-type="float" office:value="0.3885711611608" calcext:value-type="float">
            <text:p>0.38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21491" calcext:value-type="float">
            <text:p>0.321491</text:p>
          </table:table-cell>
          <table:table-cell office:value-type="float" office:value="0.333877" calcext:value-type="float">
            <text:p>0.333877</text:p>
          </table:table-cell>
          <table:table-cell office:value-type="float" office:value="0.325558" calcext:value-type="float">
            <text:p>0.325558</text:p>
          </table:table-cell>
          <table:table-cell office:value-type="float" office:value="0.321976" calcext:value-type="float">
            <text:p>0.321976</text:p>
          </table:table-cell>
          <table:table-cell office:value-type="float" office:value="0.313311" calcext:value-type="float">
            <text:p>0.313311</text:p>
          </table:table-cell>
          <table:table-cell office:value-type="float" office:value="0.335798" calcext:value-type="float">
            <text:p>0.335798</text:p>
          </table:table-cell>
          <table:table-cell office:value-type="float" office:value="0.347153" calcext:value-type="float">
            <text:p>0.347153</text:p>
          </table:table-cell>
          <table:table-cell office:value-type="float" office:value="0.332212" calcext:value-type="float">
            <text:p>0.332212</text:p>
          </table:table-cell>
          <table:table-cell office:value-type="float" office:value="0.307319" calcext:value-type="float">
            <text:p>0.307319</text:p>
          </table:table-cell>
          <table:table-cell office:value-type="float" office:value="0.350048" calcext:value-type="float">
            <text:p>0.350048</text:p>
          </table:table-cell>
          <table:table-cell office:value-type="float" office:value="0.337812788" calcext:value-type="float">
            <text:p>0.337813</text:p>
          </table:table-cell>
          <table:table-cell office:value-type="float" office:value="0.345764388" calcext:value-type="float">
            <text:p>0.345764</text:p>
          </table:table-cell>
          <table:table-cell office:value-type="float" office:value="0.330883152" calcext:value-type="float">
            <text:p>0.330883</text:p>
          </table:table-cell>
          <table:table-cell office:value-type="float" office:value="0.306089724" calcext:value-type="float">
            <text:p>0.306090</text:p>
          </table:table-cell>
          <table:table-cell office:value-type="float" office:value="0.334536740952" calcext:value-type="float">
            <text:p>0.334537</text:p>
          </table:table-cell>
          <table:table-cell office:value-type="float" office:value="0.325558" calcext:value-type="float">
            <text:p>0.325558</text:p>
          </table:table-cell>
          <table:table-cell office:value-type="float" office:value="0.320688096" calcext:value-type="float">
            <text:p>0.320688</text:p>
          </table:table-cell>
          <table:table-cell office:value-type="float" office:value="0.315190866" calcext:value-type="float">
            <text:p>0.315191</text:p>
          </table:table-cell>
          <table:table-cell office:value-type="float" office:value="0.350739694848" calcext:value-type="float">
            <text:p>0.350740</text:p>
          </table:table-cell>
          <table:table-cell office:value-type="float" office:value="0.321491" calcext:value-type="float">
            <text:p>0.321491</text:p>
          </table:table-cell>
          <table:table-cell table:formula="of:=AVERAGE([.B19:.U19])" office:value-type="float" office:value="0.32887487249" calcext:value-type="float">
            <text:p>0.328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088" calcext:value-type="float">
            <text:p>0.260880</text:p>
          </table:table-cell>
          <table:table-cell office:value-type="float" office:value="0.286056" calcext:value-type="float">
            <text:p>0.286056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62485" calcext:value-type="float">
            <text:p>0.262485</text:p>
          </table:table-cell>
          <table:table-cell office:value-type="float" office:value="0.261925" calcext:value-type="float">
            <text:p>0.261925</text:p>
          </table:table-cell>
          <table:table-cell office:value-type="float" office:value="0.277092" calcext:value-type="float">
            <text:p>0.277092</text:p>
          </table:table-cell>
          <table:table-cell office:value-type="float" office:value="0.272454" calcext:value-type="float">
            <text:p>0.272454</text:p>
          </table:table-cell>
          <table:table-cell office:value-type="float" office:value="0.281758" calcext:value-type="float">
            <text:p>0.281758</text:p>
          </table:table-cell>
          <table:table-cell office:value-type="float" office:value="0.260355" calcext:value-type="float">
            <text:p>0.260355</text:p>
          </table:table-cell>
          <table:table-cell office:value-type="float" office:value="0.305371" calcext:value-type="float">
            <text:p>0.305371</text:p>
          </table:table-cell>
          <table:table-cell office:value-type="float" office:value="0.278754552" calcext:value-type="float">
            <text:p>0.278755</text:p>
          </table:table-cell>
          <table:table-cell office:value-type="float" office:value="0.271364184" calcext:value-type="float">
            <text:p>0.271364</text:p>
          </table:table-cell>
          <table:table-cell office:value-type="float" office:value="0.280630968" calcext:value-type="float">
            <text:p>0.280631</text:p>
          </table:table-cell>
          <table:table-cell office:value-type="float" office:value="0.25931358" calcext:value-type="float">
            <text:p>0.259314</text:p>
          </table:table-cell>
          <table:table-cell office:value-type="float" office:value="0.286621246656" calcext:value-type="float">
            <text:p>0.286621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6143506" calcext:value-type="float">
            <text:p>0.261435</text:p>
          </table:table-cell>
          <table:table-cell office:value-type="float" office:value="0.26349655" calcext:value-type="float">
            <text:p>0.263497</text:p>
          </table:table-cell>
          <table:table-cell office:value-type="float" office:value="0.305974413096" calcext:value-type="float">
            <text:p>0.305974</text:p>
          </table:table-cell>
          <table:table-cell office:value-type="float" office:value="0.26088" calcext:value-type="float">
            <text:p>0.260880</text:p>
          </table:table-cell>
          <table:table-cell table:formula="of:=AVERAGE([.B20:.U20])" office:value-type="float" office:value="0.2743440276876" calcext:value-type="float">
            <text:p>0.274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1332" calcext:value-type="float">
            <text:p>0.241332</text:p>
          </table:table-cell>
          <table:table-cell office:value-type="float" office:value="0.250185" calcext:value-type="float">
            <text:p>0.250185</text:p>
          </table:table-cell>
          <table:table-cell office:value-type="float" office:value="0.238089" calcext:value-type="float">
            <text:p>0.238089</text:p>
          </table:table-cell>
          <table:table-cell office:value-type="float" office:value="0.226482" calcext:value-type="float">
            <text:p>0.226482</text:p>
          </table:table-cell>
          <table:table-cell office:value-type="float" office:value="0.216497" calcext:value-type="float">
            <text:p>0.216497</text:p>
          </table:table-cell>
          <table:table-cell office:value-type="float" office:value="0.236933" calcext:value-type="float">
            <text:p>0.236933</text:p>
          </table:table-cell>
          <table:table-cell office:value-type="float" office:value="0.236608" calcext:value-type="float">
            <text:p>0.236608</text:p>
          </table:table-cell>
          <table:table-cell office:value-type="float" office:value="0.254527" calcext:value-type="float">
            <text:p>0.254527</text:p>
          </table:table-cell>
          <table:table-cell office:value-type="float" office:value="0.223275" calcext:value-type="float">
            <text:p>0.223275</text:p>
          </table:table-cell>
          <table:table-cell office:value-type="float" office:value="0.266311" calcext:value-type="float">
            <text:p>0.266311</text:p>
          </table:table-cell>
          <table:table-cell office:value-type="float" office:value="0.238354598" calcext:value-type="float">
            <text:p>0.238355</text:p>
          </table:table-cell>
          <table:table-cell office:value-type="float" office:value="0.235661568" calcext:value-type="float">
            <text:p>0.235662</text:p>
          </table:table-cell>
          <table:table-cell office:value-type="float" office:value="0.253508892" calcext:value-type="float">
            <text:p>0.253509</text:p>
          </table:table-cell>
          <table:table-cell office:value-type="float" office:value="0.2223819" calcext:value-type="float">
            <text:p>0.222382</text:p>
          </table:table-cell>
          <table:table-cell office:value-type="float" office:value="0.25067936556" calcext:value-type="float">
            <text:p>0.250679</text:p>
          </table:table-cell>
          <table:table-cell office:value-type="float" office:value="0.238089" calcext:value-type="float">
            <text:p>0.238089</text:p>
          </table:table-cell>
          <table:table-cell office:value-type="float" office:value="0.225576072" calcext:value-type="float">
            <text:p>0.225576</text:p>
          </table:table-cell>
          <table:table-cell office:value-type="float" office:value="0.217795982" calcext:value-type="float">
            <text:p>0.217796</text:p>
          </table:table-cell>
          <table:table-cell office:value-type="float" office:value="0.266837230536" calcext:value-type="float">
            <text:p>0.266837</text:p>
          </table:table-cell>
          <table:table-cell office:value-type="float" office:value="0.241332" calcext:value-type="float">
            <text:p>0.241332</text:p>
          </table:table-cell>
          <table:table-cell table:formula="of:=AVERAGE([.B21:.U21])" office:value-type="float" office:value="0.2390227804048" calcext:value-type="float">
            <text:p>0.239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5961" calcext:value-type="float">
            <text:p>0.195961</text:p>
          </table:table-cell>
          <table:table-cell office:value-type="float" office:value="0.230245" calcext:value-type="float">
            <text:p>0.230245</text:p>
          </table:table-cell>
          <table:table-cell office:value-type="float" office:value="0.215336" calcext:value-type="float">
            <text:p>0.215336</text:p>
          </table:table-cell>
          <table:table-cell office:value-type="float" office:value="0.215567" calcext:value-type="float">
            <text:p>0.215567</text:p>
          </table:table-cell>
          <table:table-cell office:value-type="float" office:value="0.202312" calcext:value-type="float">
            <text:p>0.202312</text:p>
          </table:table-cell>
          <table:table-cell office:value-type="float" office:value="0.226016" calcext:value-type="float">
            <text:p>0.226016</text:p>
          </table:table-cell>
          <table:table-cell office:value-type="float" office:value="0.224617" calcext:value-type="float">
            <text:p>0.224617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0.212182" calcext:value-type="float">
            <text:p>0.212182</text:p>
          </table:table-cell>
          <table:table-cell office:value-type="float" office:value="0.235021" calcext:value-type="float">
            <text:p>0.235021</text:p>
          </table:table-cell>
          <table:table-cell office:value-type="float" office:value="0.227372096" calcext:value-type="float">
            <text:p>0.227372</text:p>
          </table:table-cell>
          <table:table-cell office:value-type="float" office:value="0.223718532" calcext:value-type="float">
            <text:p>0.223719</text:p>
          </table:table-cell>
          <table:table-cell office:value-type="float" office:value="0.230828976" calcext:value-type="float">
            <text:p>0.230829</text:p>
          </table:table-cell>
          <table:table-cell office:value-type="float" office:value="0.211333272" calcext:value-type="float">
            <text:p>0.211333</text:p>
          </table:table-cell>
          <table:table-cell office:value-type="float" office:value="0.23069996412" calcext:value-type="float">
            <text:p>0.230700</text:p>
          </table:table-cell>
          <table:table-cell office:value-type="float" office:value="0.215336" calcext:value-type="float">
            <text:p>0.215336</text:p>
          </table:table-cell>
          <table:table-cell office:value-type="float" office:value="0.214704732" calcext:value-type="float">
            <text:p>0.214705</text:p>
          </table:table-cell>
          <table:table-cell office:value-type="float" office:value="0.203525872" calcext:value-type="float">
            <text:p>0.203526</text:p>
          </table:table-cell>
          <table:table-cell office:value-type="float" office:value="0.235485401496" calcext:value-type="float">
            <text:p>0.235485</text:p>
          </table:table-cell>
          <table:table-cell office:value-type="float" office:value="0.195961" calcext:value-type="float">
            <text:p>0.195961</text:p>
          </table:table-cell>
          <table:table-cell table:formula="of:=AVERAGE([.B22:.U22])" office:value-type="float" office:value="0.2188989422808" calcext:value-type="float">
            <text:p>0.218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6682" calcext:value-type="float">
            <text:p>0.186682</text:p>
          </table:table-cell>
          <table:table-cell office:value-type="float" office:value="0.211594" calcext:value-type="float">
            <text:p>0.211594</text:p>
          </table:table-cell>
          <table:table-cell office:value-type="float" office:value="0.210876" calcext:value-type="float">
            <text:p>0.210876</text:p>
          </table:table-cell>
          <table:table-cell office:value-type="float" office:value="0.198512" calcext:value-type="float">
            <text:p>0.198512</text:p>
          </table:table-cell>
          <table:table-cell office:value-type="float" office:value="0.187273" calcext:value-type="float">
            <text:p>0.187273</text:p>
          </table:table-cell>
          <table:table-cell office:value-type="float" office:value="0.205785" calcext:value-type="float">
            <text:p>0.205785</text:p>
          </table:table-cell>
          <table:table-cell office:value-type="float" office:value="0.221715" calcext:value-type="float">
            <text:p>0.221715</text:p>
          </table:table-cell>
          <table:table-cell office:value-type="float" office:value="0.220159" calcext:value-type="float">
            <text:p>0.220159</text:p>
          </table:table-cell>
          <table:table-cell office:value-type="float" office:value="0.199182" calcext:value-type="float">
            <text:p>0.199182</text:p>
          </table:table-cell>
          <table:table-cell office:value-type="float" office:value="0.236594" calcext:value-type="float">
            <text:p>0.236594</text:p>
          </table:table-cell>
          <table:table-cell office:value-type="float" office:value="0.20701971" calcext:value-type="float">
            <text:p>0.207020</text:p>
          </table:table-cell>
          <table:table-cell office:value-type="float" office:value="0.22082814" calcext:value-type="float">
            <text:p>0.220828</text:p>
          </table:table-cell>
          <table:table-cell office:value-type="float" office:value="0.219278364" calcext:value-type="float">
            <text:p>0.219278</text:p>
          </table:table-cell>
          <table:table-cell office:value-type="float" office:value="0.198385272" calcext:value-type="float">
            <text:p>0.198385</text:p>
          </table:table-cell>
          <table:table-cell office:value-type="float" office:value="0.212012109744" calcext:value-type="float">
            <text:p>0.212012</text:p>
          </table:table-cell>
          <table:table-cell office:value-type="float" office:value="0.210876" calcext:value-type="float">
            <text:p>0.210876</text:p>
          </table:table-cell>
          <table:table-cell office:value-type="float" office:value="0.197717952" calcext:value-type="float">
            <text:p>0.197718</text:p>
          </table:table-cell>
          <table:table-cell office:value-type="float" office:value="0.188396638" calcext:value-type="float">
            <text:p>0.188397</text:p>
          </table:table-cell>
          <table:table-cell office:value-type="float" office:value="0.237061509744" calcext:value-type="float">
            <text:p>0.237062</text:p>
          </table:table-cell>
          <table:table-cell office:value-type="float" office:value="0.186682" calcext:value-type="float">
            <text:p>0.186682</text:p>
          </table:table-cell>
          <table:table-cell table:formula="of:=AVERAGE([.B23:.U23])" office:value-type="float" office:value="0.2078314847744" calcext:value-type="float">
            <text:p>0.207831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754" calcext:value-type="float">
            <text:p>0.703754</text:p>
          </table:table-cell>
          <table:table-cell office:value-type="float" office:value="0.767722" calcext:value-type="float">
            <text:p>0.767722</text:p>
          </table:table-cell>
          <table:table-cell office:value-type="float" office:value="0.694983" calcext:value-type="float">
            <text:p>0.694983</text:p>
          </table:table-cell>
          <table:table-cell office:value-type="float" office:value="0.689537" calcext:value-type="float">
            <text:p>0.689537</text:p>
          </table:table-cell>
          <table:table-cell office:value-type="float" office:value="0.683356" calcext:value-type="float">
            <text:p>0.683356</text:p>
          </table:table-cell>
          <table:table-cell office:value-type="float" office:value="0.690436" calcext:value-type="float">
            <text:p>0.690436</text:p>
          </table:table-cell>
          <table:table-cell office:value-type="float" office:value="0.753808" calcext:value-type="float">
            <text:p>0.753808</text:p>
          </table:table-cell>
          <table:table-cell office:value-type="float" office:value="0.692092" calcext:value-type="float">
            <text:p>0.692092</text:p>
          </table:table-cell>
          <table:table-cell office:value-type="float" office:value="0.785134" calcext:value-type="float">
            <text:p>0.785134</text:p>
          </table:table-cell>
          <table:table-cell office:value-type="float" office:value="0.693628" calcext:value-type="float">
            <text:p>0.693628</text:p>
          </table:table-cell>
          <table:table-cell office:value-type="float" office:value="0.694578616" calcext:value-type="float">
            <text:p>0.694579</text:p>
          </table:table-cell>
          <table:table-cell office:value-type="float" office:value="0.750792768" calcext:value-type="float">
            <text:p>0.750793</text:p>
          </table:table-cell>
          <table:table-cell office:value-type="float" office:value="0.689323632" calcext:value-type="float">
            <text:p>0.689324</text:p>
          </table:table-cell>
          <table:table-cell office:value-type="float" office:value="0.781993464" calcext:value-type="float">
            <text:p>0.781993</text:p>
          </table:table-cell>
          <table:table-cell office:value-type="float" office:value="0.769239018672" calcext:value-type="float">
            <text:p>0.769239</text:p>
          </table:table-cell>
          <table:table-cell office:value-type="float" office:value="0.694983" calcext:value-type="float">
            <text:p>0.694983</text:p>
          </table:table-cell>
          <table:table-cell office:value-type="float" office:value="0.686778852" calcext:value-type="float">
            <text:p>0.686779</text:p>
          </table:table-cell>
          <table:table-cell office:value-type="float" office:value="0.687456136" calcext:value-type="float">
            <text:p>0.687456</text:p>
          </table:table-cell>
          <table:table-cell office:value-type="float" office:value="0.694998608928" calcext:value-type="float">
            <text:p>0.694999</text:p>
          </table:table-cell>
          <table:table-cell office:value-type="float" office:value="0.703754" calcext:value-type="float">
            <text:p>0.703754</text:p>
          </table:table-cell>
          <table:table-cell table:formula="of:=AVERAGE([.B26:.U26])" office:value-type="float" office:value="0.71541740478" calcext:value-type="float">
            <text:p>0.715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8028" calcext:value-type="float">
            <text:p>0.688028</text:p>
          </table:table-cell>
          <table:table-cell office:value-type="float" office:value="0.696118" calcext:value-type="float">
            <text:p>0.696118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94583" calcext:value-type="float">
            <text:p>0.694583</text:p>
          </table:table-cell>
          <table:table-cell office:value-type="float" office:value="0.694705" calcext:value-type="float">
            <text:p>0.694705</text:p>
          </table:table-cell>
          <table:table-cell office:value-type="float" office:value="0.685446" calcext:value-type="float">
            <text:p>0.685446</text:p>
          </table:table-cell>
          <table:table-cell office:value-type="float" office:value="0.687053" calcext:value-type="float">
            <text:p>0.687053</text:p>
          </table:table-cell>
          <table:table-cell office:value-type="float" office:value="0.687281" calcext:value-type="float">
            <text:p>0.687281</text:p>
          </table:table-cell>
          <table:table-cell office:value-type="float" office:value="0.791677" calcext:value-type="float">
            <text:p>0.791677</text:p>
          </table:table-cell>
          <table:table-cell office:value-type="float" office:value="0.811114" calcext:value-type="float">
            <text:p>0.811114</text:p>
          </table:table-cell>
          <table:table-cell office:value-type="float" office:value="0.689558676" calcext:value-type="float">
            <text:p>0.689559</text:p>
          </table:table-cell>
          <table:table-cell office:value-type="float" office:value="0.684304788" calcext:value-type="float">
            <text:p>0.684305</text:p>
          </table:table-cell>
          <table:table-cell office:value-type="float" office:value="0.684531876" calcext:value-type="float">
            <text:p>0.684532</text:p>
          </table:table-cell>
          <table:table-cell office:value-type="float" office:value="0.788510292" calcext:value-type="float">
            <text:p>0.788510</text:p>
          </table:table-cell>
          <table:table-cell office:value-type="float" office:value="0.697493529168" calcext:value-type="float">
            <text:p>0.697494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91804668" calcext:value-type="float">
            <text:p>0.691805</text:p>
          </table:table-cell>
          <table:table-cell office:value-type="float" office:value="0.69887323" calcext:value-type="float">
            <text:p>0.698873</text:p>
          </table:table-cell>
          <table:table-cell office:value-type="float" office:value="0.812716761264" calcext:value-type="float">
            <text:p>0.812717</text:p>
          </table:table-cell>
          <table:table-cell office:value-type="float" office:value="0.688028" calcext:value-type="float">
            <text:p>0.688028</text:p>
          </table:table-cell>
          <table:table-cell table:formula="of:=AVERAGE([.B27:.U27])" office:value-type="float" office:value="0.7217351410216" calcext:value-type="float">
            <text:p>0.721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3097" calcext:value-type="float">
            <text:p>0.763097</text:p>
          </table:table-cell>
          <table:table-cell office:value-type="float" office:value="0.723124" calcext:value-type="float">
            <text:p>0.723124</text:p>
          </table:table-cell>
          <table:table-cell office:value-type="float" office:value="0.639125" calcext:value-type="float">
            <text:p>0.639125</text:p>
          </table:table-cell>
          <table:table-cell office:value-type="float" office:value="0.71512" calcext:value-type="float">
            <text:p>0.715120</text:p>
          </table:table-cell>
          <table:table-cell office:value-type="float" office:value="0.572222" calcext:value-type="float">
            <text:p>0.572222</text:p>
          </table:table-cell>
          <table:table-cell office:value-type="float" office:value="0.675965" calcext:value-type="float">
            <text:p>0.675965</text:p>
          </table:table-cell>
          <table:table-cell office:value-type="float" office:value="0.79203" calcext:value-type="float">
            <text:p>0.792030</text:p>
          </table:table-cell>
          <table:table-cell office:value-type="float" office:value="0.649012" calcext:value-type="float">
            <text:p>0.649012</text:p>
          </table:table-cell>
          <table:table-cell office:value-type="float" office:value="0.899751" calcext:value-type="float">
            <text:p>0.899751</text:p>
          </table:table-cell>
          <table:table-cell office:value-type="float" office:value="0.676158" calcext:value-type="float">
            <text:p>0.676158</text:p>
          </table:table-cell>
          <table:table-cell office:value-type="float" office:value="0.68002079" calcext:value-type="float">
            <text:p>0.680021</text:p>
          </table:table-cell>
          <table:table-cell office:value-type="float" office:value="0.78886188" calcext:value-type="float">
            <text:p>0.788862</text:p>
          </table:table-cell>
          <table:table-cell office:value-type="float" office:value="0.646415952" calcext:value-type="float">
            <text:p>0.646416</text:p>
          </table:table-cell>
          <table:table-cell office:value-type="float" office:value="0.896151996" calcext:value-type="float">
            <text:p>0.896152</text:p>
          </table:table-cell>
          <table:table-cell office:value-type="float" office:value="0.724552893024" calcext:value-type="float">
            <text:p>0.724553</text:p>
          </table:table-cell>
          <table:table-cell office:value-type="float" office:value="0.639125" calcext:value-type="float">
            <text:p>0.639125</text:p>
          </table:table-cell>
          <table:table-cell office:value-type="float" office:value="0.71225952" calcext:value-type="float">
            <text:p>0.712260</text:p>
          </table:table-cell>
          <table:table-cell office:value-type="float" office:value="0.575655332" calcext:value-type="float">
            <text:p>0.575655</text:p>
          </table:table-cell>
          <table:table-cell office:value-type="float" office:value="0.677494088208" calcext:value-type="float">
            <text:p>0.677494</text:p>
          </table:table-cell>
          <table:table-cell office:value-type="float" office:value="0.763097" calcext:value-type="float">
            <text:p>0.763097</text:p>
          </table:table-cell>
          <table:table-cell table:formula="of:=AVERAGE([.B28:.U28])" office:value-type="float" office:value="0.7104619225616" calcext:value-type="float">
            <text:p>0.710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6174" calcext:value-type="float">
            <text:p>0.496174</text:p>
          </table:table-cell>
          <table:table-cell office:value-type="float" office:value="0.547042" calcext:value-type="float">
            <text:p>0.547042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0.432956" calcext:value-type="float">
            <text:p>0.432956</text:p>
          </table:table-cell>
          <table:table-cell office:value-type="float" office:value="0.431836" calcext:value-type="float">
            <text:p>0.431836</text:p>
          </table:table-cell>
          <table:table-cell office:value-type="float" office:value="0.494027" calcext:value-type="float">
            <text:p>0.494027</text:p>
          </table:table-cell>
          <table:table-cell office:value-type="float" office:value="0.524851" calcext:value-type="float">
            <text:p>0.524851</text:p>
          </table:table-cell>
          <table:table-cell office:value-type="float" office:value="0.48962" calcext:value-type="float">
            <text:p>0.489620</text:p>
          </table:table-cell>
          <table:table-cell office:value-type="float" office:value="0.445451" calcext:value-type="float">
            <text:p>0.445451</text:p>
          </table:table-cell>
          <table:table-cell office:value-type="float" office:value="0.425679" calcext:value-type="float">
            <text:p>0.425679</text:p>
          </table:table-cell>
          <table:table-cell office:value-type="float" office:value="0.496991162" calcext:value-type="float">
            <text:p>0.496991</text:p>
          </table:table-cell>
          <table:table-cell office:value-type="float" office:value="0.522751596" calcext:value-type="float">
            <text:p>0.522752</text:p>
          </table:table-cell>
          <table:table-cell office:value-type="float" office:value="0.48766152" calcext:value-type="float">
            <text:p>0.487662</text:p>
          </table:table-cell>
          <table:table-cell office:value-type="float" office:value="0.443669196" calcext:value-type="float">
            <text:p>0.443669</text:p>
          </table:table-cell>
          <table:table-cell office:value-type="float" office:value="0.548122954992" calcext:value-type="float">
            <text:p>0.548123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0.431224176" calcext:value-type="float">
            <text:p>0.431224</text:p>
          </table:table-cell>
          <table:table-cell office:value-type="float" office:value="0.434427016" calcext:value-type="float">
            <text:p>0.434427</text:p>
          </table:table-cell>
          <table:table-cell office:value-type="float" office:value="0.426520141704" calcext:value-type="float">
            <text:p>0.426520</text:p>
          </table:table-cell>
          <table:table-cell office:value-type="float" office:value="0.496174" calcext:value-type="float">
            <text:p>0.496174</text:p>
          </table:table-cell>
          <table:table-cell table:formula="of:=AVERAGE([.B29:.U29])" office:value-type="float" office:value="0.4813640881348" calcext:value-type="float">
            <text:p>0.4813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2562" calcext:value-type="float">
            <text:p>0.392562</text:p>
          </table:table-cell>
          <table:table-cell office:value-type="float" office:value="0.380162" calcext:value-type="float">
            <text:p>0.380162</text:p>
          </table:table-cell>
          <table:table-cell office:value-type="float" office:value="0.396432" calcext:value-type="float">
            <text:p>0.396432</text:p>
          </table:table-cell>
          <table:table-cell office:value-type="float" office:value="0.381895" calcext:value-type="float">
            <text:p>0.381895</text:p>
          </table:table-cell>
          <table:table-cell office:value-type="float" office:value="0.374205" calcext:value-type="float">
            <text:p>0.374205</text:p>
          </table:table-cell>
          <table:table-cell office:value-type="float" office:value="0.412003" calcext:value-type="float">
            <text:p>0.412003</text:p>
          </table:table-cell>
          <table:table-cell office:value-type="float" office:value="0.435982" calcext:value-type="float">
            <text:p>0.435982</text:p>
          </table:table-cell>
          <table:table-cell office:value-type="float" office:value="0.427653" calcext:value-type="float">
            <text:p>0.427653</text:p>
          </table:table-cell>
          <table:table-cell office:value-type="float" office:value="0.373243" calcext:value-type="float">
            <text:p>0.373243</text:p>
          </table:table-cell>
          <table:table-cell office:value-type="float" office:value="0.374217" calcext:value-type="float">
            <text:p>0.374217</text:p>
          </table:table-cell>
          <table:table-cell office:value-type="float" office:value="0.414475018" calcext:value-type="float">
            <text:p>0.414475</text:p>
          </table:table-cell>
          <table:table-cell office:value-type="float" office:value="0.434238072" calcext:value-type="float">
            <text:p>0.434238</text:p>
          </table:table-cell>
          <table:table-cell office:value-type="float" office:value="0.425942388" calcext:value-type="float">
            <text:p>0.425942</text:p>
          </table:table-cell>
          <table:table-cell office:value-type="float" office:value="0.371750028" calcext:value-type="float">
            <text:p>0.371750</text:p>
          </table:table-cell>
          <table:table-cell office:value-type="float" office:value="0.380913200112" calcext:value-type="float">
            <text:p>0.380913</text:p>
          </table:table-cell>
          <table:table-cell office:value-type="float" office:value="0.396432" calcext:value-type="float">
            <text:p>0.396432</text:p>
          </table:table-cell>
          <table:table-cell office:value-type="float" office:value="0.38036742" calcext:value-type="float">
            <text:p>0.380367</text:p>
          </table:table-cell>
          <table:table-cell office:value-type="float" office:value="0.37645023" calcext:value-type="float">
            <text:p>0.376450</text:p>
          </table:table-cell>
          <table:table-cell office:value-type="float" office:value="0.374956452792" calcext:value-type="float">
            <text:p>0.374956</text:p>
          </table:table-cell>
          <table:table-cell office:value-type="float" office:value="0.392562" calcext:value-type="float">
            <text:p>0.392562</text:p>
          </table:table-cell>
          <table:table-cell table:formula="of:=AVERAGE([.B30:.U30])" office:value-type="float" office:value="0.3948220404452" calcext:value-type="float">
            <text:p>0.3948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7054" calcext:value-type="float">
            <text:p>0.417054</text:p>
          </table:table-cell>
          <table:table-cell office:value-type="float" office:value="0.363732" calcext:value-type="float">
            <text:p>0.363732</text:p>
          </table:table-cell>
          <table:table-cell office:value-type="float" office:value="0.367858" calcext:value-type="float">
            <text:p>0.367858</text:p>
          </table:table-cell>
          <table:table-cell office:value-type="float" office:value="0.364672" calcext:value-type="float">
            <text:p>0.364672</text:p>
          </table:table-cell>
          <table:table-cell office:value-type="float" office:value="0.347646" calcext:value-type="float">
            <text:p>0.347646</text:p>
          </table:table-cell>
          <table:table-cell office:value-type="float" office:value="0.346401" calcext:value-type="float">
            <text:p>0.346401</text:p>
          </table:table-cell>
          <table:table-cell office:value-type="float" office:value="0.356024" calcext:value-type="float">
            <text:p>0.356024</text:p>
          </table:table-cell>
          <table:table-cell office:value-type="float" office:value="0.386266" calcext:value-type="float">
            <text:p>0.386266</text:p>
          </table:table-cell>
          <table:table-cell office:value-type="float" office:value="0.349153" calcext:value-type="float">
            <text:p>0.349153</text:p>
          </table:table-cell>
          <table:table-cell office:value-type="float" office:value="0.347881" calcext:value-type="float">
            <text:p>0.347881</text:p>
          </table:table-cell>
          <table:table-cell office:value-type="float" office:value="0.348479406" calcext:value-type="float">
            <text:p>0.348479</text:p>
          </table:table-cell>
          <table:table-cell office:value-type="float" office:value="0.354599904" calcext:value-type="float">
            <text:p>0.354600</text:p>
          </table:table-cell>
          <table:table-cell office:value-type="float" office:value="0.384720936" calcext:value-type="float">
            <text:p>0.384721</text:p>
          </table:table-cell>
          <table:table-cell office:value-type="float" office:value="0.347756388" calcext:value-type="float">
            <text:p>0.347756</text:p>
          </table:table-cell>
          <table:table-cell office:value-type="float" office:value="0.364450734432" calcext:value-type="float">
            <text:p>0.364451</text:p>
          </table:table-cell>
          <table:table-cell office:value-type="float" office:value="0.367858" calcext:value-type="float">
            <text:p>0.367858</text:p>
          </table:table-cell>
          <table:table-cell office:value-type="float" office:value="0.363213312" calcext:value-type="float">
            <text:p>0.363213</text:p>
          </table:table-cell>
          <table:table-cell office:value-type="float" office:value="0.349731876" calcext:value-type="float">
            <text:p>0.349732</text:p>
          </table:table-cell>
          <table:table-cell office:value-type="float" office:value="0.348568412856" calcext:value-type="float">
            <text:p>0.348568</text:p>
          </table:table-cell>
          <table:table-cell office:value-type="float" office:value="0.417054" calcext:value-type="float">
            <text:p>0.417054</text:p>
          </table:table-cell>
          <table:table-cell table:formula="of:=AVERAGE([.B31:.U31])" office:value-type="float" office:value="0.3646559984644" calcext:value-type="float">
            <text:p>0.364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3832" calcext:value-type="float">
            <text:p>0.383832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33288" calcext:value-type="float">
            <text:p>0.333288</text:p>
          </table:table-cell>
          <table:table-cell office:value-type="float" office:value="0.372707" calcext:value-type="float">
            <text:p>0.372707</text:p>
          </table:table-cell>
          <table:table-cell office:value-type="float" office:value="0.349867" calcext:value-type="float">
            <text:p>0.349867</text:p>
          </table:table-cell>
          <table:table-cell office:value-type="float" office:value="0.368036" calcext:value-type="float">
            <text:p>0.368036</text:p>
          </table:table-cell>
          <table:table-cell office:value-type="float" office:value="0.406262" calcext:value-type="float">
            <text:p>0.406262</text:p>
          </table:table-cell>
          <table:table-cell office:value-type="float" office:value="0.364078" calcext:value-type="float">
            <text:p>0.364078</text:p>
          </table:table-cell>
          <table:table-cell office:value-type="float" office:value="0.374524" calcext:value-type="float">
            <text:p>0.374524</text:p>
          </table:table-cell>
          <table:table-cell office:value-type="float" office:value="0.347837" calcext:value-type="float">
            <text:p>0.347837</text:p>
          </table:table-cell>
          <table:table-cell office:value-type="float" office:value="0.370244216" calcext:value-type="float">
            <text:p>0.370244</text:p>
          </table:table-cell>
          <table:table-cell office:value-type="float" office:value="0.404636952" calcext:value-type="float">
            <text:p>0.404637</text:p>
          </table:table-cell>
          <table:table-cell office:value-type="float" office:value="0.362621688" calcext:value-type="float">
            <text:p>0.362622</text:p>
          </table:table-cell>
          <table:table-cell office:value-type="float" office:value="0.373025904" calcext:value-type="float">
            <text:p>0.373026</text:p>
          </table:table-cell>
          <table:table-cell office:value-type="float" office:value="0.342321092496" calcext:value-type="float">
            <text:p>0.342321</text:p>
          </table:table-cell>
          <table:table-cell office:value-type="float" office:value="0.333288" calcext:value-type="float">
            <text:p>0.333288</text:p>
          </table:table-cell>
          <table:table-cell office:value-type="float" office:value="0.371216172" calcext:value-type="float">
            <text:p>0.371216</text:p>
          </table:table-cell>
          <table:table-cell office:value-type="float" office:value="0.351966202" calcext:value-type="float">
            <text:p>0.351966</text:p>
          </table:table-cell>
          <table:table-cell office:value-type="float" office:value="0.348524325912" calcext:value-type="float">
            <text:p>0.348524</text:p>
          </table:table-cell>
          <table:table-cell office:value-type="float" office:value="0.383832" calcext:value-type="float">
            <text:p>0.383832</text:p>
          </table:table-cell>
          <table:table-cell table:formula="of:=AVERAGE([.B32:.U32])" office:value-type="float" office:value="0.3641876776204" calcext:value-type="float">
            <text:p>0.364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2825" calcext:value-type="float">
            <text:p>0.342825</text:p>
          </table:table-cell>
          <table:table-cell office:value-type="float" office:value="0.3433" calcext:value-type="float">
            <text:p>0.343300</text:p>
          </table:table-cell>
          <table:table-cell office:value-type="float" office:value="0.330096" calcext:value-type="float">
            <text:p>0.330096</text:p>
          </table:table-cell>
          <table:table-cell office:value-type="float" office:value="0.370075" calcext:value-type="float">
            <text:p>0.370075</text:p>
          </table:table-cell>
          <table:table-cell office:value-type="float" office:value="0.354833" calcext:value-type="float">
            <text:p>0.354833</text:p>
          </table:table-cell>
          <table:table-cell office:value-type="float" office:value="0.342482" calcext:value-type="float">
            <text:p>0.342482</text:p>
          </table:table-cell>
          <table:table-cell office:value-type="float" office:value="0.415376" calcext:value-type="float">
            <text:p>0.415376</text:p>
          </table:table-cell>
          <table:table-cell office:value-type="float" office:value="0.3652" calcext:value-type="float">
            <text:p>0.365200</text:p>
          </table:table-cell>
          <table:table-cell office:value-type="float" office:value="0.392348" calcext:value-type="float">
            <text:p>0.392348</text:p>
          </table:table-cell>
          <table:table-cell office:value-type="float" office:value="0.330635" calcext:value-type="float">
            <text:p>0.330635</text:p>
          </table:table-cell>
          <table:table-cell office:value-type="float" office:value="0.344536892" calcext:value-type="float">
            <text:p>0.344537</text:p>
          </table:table-cell>
          <table:table-cell office:value-type="float" office:value="0.413714496" calcext:value-type="float">
            <text:p>0.413714</text:p>
          </table:table-cell>
          <table:table-cell office:value-type="float" office:value="0.3637392" calcext:value-type="float">
            <text:p>0.363739</text:p>
          </table:table-cell>
          <table:table-cell office:value-type="float" office:value="0.390778608" calcext:value-type="float">
            <text:p>0.390779</text:p>
          </table:table-cell>
          <table:table-cell office:value-type="float" office:value="0.3439783608" calcext:value-type="float">
            <text:p>0.343978</text:p>
          </table:table-cell>
          <table:table-cell office:value-type="float" office:value="0.330096" calcext:value-type="float">
            <text:p>0.330096</text:p>
          </table:table-cell>
          <table:table-cell office:value-type="float" office:value="0.3685947" calcext:value-type="float">
            <text:p>0.368595</text:p>
          </table:table-cell>
          <table:table-cell office:value-type="float" office:value="0.356961998" calcext:value-type="float">
            <text:p>0.356962</text:p>
          </table:table-cell>
          <table:table-cell office:value-type="float" office:value="0.33128833476" calcext:value-type="float">
            <text:p>0.331288</text:p>
          </table:table-cell>
          <table:table-cell office:value-type="float" office:value="0.342825" calcext:value-type="float">
            <text:p>0.342825</text:p>
          </table:table-cell>
          <table:table-cell table:formula="of:=AVERAGE([.B33:.U33])" office:value-type="float" office:value="0.358684179478" calcext:value-type="float">
            <text:p>0.358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3026" calcext:value-type="float">
            <text:p>0.393026</text:p>
          </table:table-cell>
          <table:table-cell office:value-type="float" office:value="0.334669" calcext:value-type="float">
            <text:p>0.334669</text:p>
          </table:table-cell>
          <table:table-cell office:value-type="float" office:value="0.34408" calcext:value-type="float">
            <text:p>0.344080</text:p>
          </table:table-cell>
          <table:table-cell office:value-type="float" office:value="0.375849" calcext:value-type="float">
            <text:p>0.375849</text:p>
          </table:table-cell>
          <table:table-cell office:value-type="float" office:value="0.353791" calcext:value-type="float">
            <text:p>0.353791</text:p>
          </table:table-cell>
          <table:table-cell office:value-type="float" office:value="0.3438" calcext:value-type="float">
            <text:p>0.343800</text:p>
          </table:table-cell>
          <table:table-cell office:value-type="float" office:value="0.406305" calcext:value-type="float">
            <text:p>0.406305</text:p>
          </table:table-cell>
          <table:table-cell office:value-type="float" office:value="0.37545" calcext:value-type="float">
            <text:p>0.375450</text:p>
          </table:table-cell>
          <table:table-cell office:value-type="float" office:value="0.370457" calcext:value-type="float">
            <text:p>0.370457</text:p>
          </table:table-cell>
          <table:table-cell office:value-type="float" office:value="0.334169" calcext:value-type="float">
            <text:p>0.334169</text:p>
          </table:table-cell>
          <table:table-cell office:value-type="float" office:value="0.3458628" calcext:value-type="float">
            <text:p>0.345863</text:p>
          </table:table-cell>
          <table:table-cell office:value-type="float" office:value="0.40467978" calcext:value-type="float">
            <text:p>0.404680</text:p>
          </table:table-cell>
          <table:table-cell office:value-type="float" office:value="0.3739482" calcext:value-type="float">
            <text:p>0.373948</text:p>
          </table:table-cell>
          <table:table-cell office:value-type="float" office:value="0.368975172" calcext:value-type="float">
            <text:p>0.368975</text:p>
          </table:table-cell>
          <table:table-cell office:value-type="float" office:value="0.335330305944" calcext:value-type="float">
            <text:p>0.335330</text:p>
          </table:table-cell>
          <table:table-cell office:value-type="float" office:value="0.34408" calcext:value-type="float">
            <text:p>0.344080</text:p>
          </table:table-cell>
          <table:table-cell office:value-type="float" office:value="0.374345604" calcext:value-type="float">
            <text:p>0.374346</text:p>
          </table:table-cell>
          <table:table-cell office:value-type="float" office:value="0.355913746" calcext:value-type="float">
            <text:p>0.355914</text:p>
          </table:table-cell>
          <table:table-cell office:value-type="float" office:value="0.334829317944" calcext:value-type="float">
            <text:p>0.334829</text:p>
          </table:table-cell>
          <table:table-cell office:value-type="float" office:value="0.393026" calcext:value-type="float">
            <text:p>0.393026</text:p>
          </table:table-cell>
          <table:table-cell table:formula="of:=AVERAGE([.B34:.U34])" office:value-type="float" office:value="0.3631293462944" calcext:value-type="float">
            <text:p>0.363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9615" calcext:value-type="float">
            <text:p>0.389615</text:p>
          </table:table-cell>
          <table:table-cell office:value-type="float" office:value="0.344328" calcext:value-type="float">
            <text:p>0.344328</text:p>
          </table:table-cell>
          <table:table-cell office:value-type="float" office:value="0.340681" calcext:value-type="float">
            <text:p>0.340681</text:p>
          </table:table-cell>
          <table:table-cell office:value-type="float" office:value="0.398113" calcext:value-type="float">
            <text:p>0.398113</text:p>
          </table:table-cell>
          <table:table-cell office:value-type="float" office:value="0.352373" calcext:value-type="float">
            <text:p>0.352373</text:p>
          </table:table-cell>
          <table:table-cell office:value-type="float" office:value="0.347543" calcext:value-type="float">
            <text:p>0.347543</text:p>
          </table:table-cell>
          <table:table-cell office:value-type="float" office:value="0.42993" calcext:value-type="float">
            <text:p>0.429930</text:p>
          </table:table-cell>
          <table:table-cell office:value-type="float" office:value="0.401825" calcext:value-type="float">
            <text:p>0.401825</text:p>
          </table:table-cell>
          <table:table-cell office:value-type="float" office:value="0.365873" calcext:value-type="float">
            <text:p>0.365873</text:p>
          </table:table-cell>
          <table:table-cell office:value-type="float" office:value="0.333103" calcext:value-type="float">
            <text:p>0.333103</text:p>
          </table:table-cell>
          <table:table-cell office:value-type="float" office:value="0.349628258" calcext:value-type="float">
            <text:p>0.349628</text:p>
          </table:table-cell>
          <table:table-cell office:value-type="float" office:value="0.42821028" calcext:value-type="float">
            <text:p>0.428210</text:p>
          </table:table-cell>
          <table:table-cell office:value-type="float" office:value="0.4002177" calcext:value-type="float">
            <text:p>0.400218</text:p>
          </table:table-cell>
          <table:table-cell office:value-type="float" office:value="0.364409508" calcext:value-type="float">
            <text:p>0.364410</text:p>
          </table:table-cell>
          <table:table-cell office:value-type="float" office:value="0.345008392128" calcext:value-type="float">
            <text:p>0.345008</text:p>
          </table:table-cell>
          <table:table-cell office:value-type="float" office:value="0.340681" calcext:value-type="float">
            <text:p>0.340681</text:p>
          </table:table-cell>
          <table:table-cell office:value-type="float" office:value="0.396520548" calcext:value-type="float">
            <text:p>0.396521</text:p>
          </table:table-cell>
          <table:table-cell office:value-type="float" office:value="0.354487238" calcext:value-type="float">
            <text:p>0.354487</text:p>
          </table:table-cell>
          <table:table-cell office:value-type="float" office:value="0.333761211528" calcext:value-type="float">
            <text:p>0.333761</text:p>
          </table:table-cell>
          <table:table-cell office:value-type="float" office:value="0.389615" calcext:value-type="float">
            <text:p>0.389615</text:p>
          </table:table-cell>
          <table:table-cell table:formula="of:=AVERAGE([.B35:.U35])" office:value-type="float" office:value="0.3702961567828" calcext:value-type="float">
            <text:p>0.370296</text:p>
          </table:table-cell>
        </table:table-row>
        <table:table-row table:style-name="ro1">
          <table:table-cell table:style-name="ce2" table:number-columns-repeated="6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6"/>
          <table:table-cell table:number-columns-repeated="14"/>
          <table:table-cell table:style-name="Default"/>
        </table:table-row>
        <table:table-row table:style-name="ro1">
          <table:table-cell table:style-name="ce2"/>
          <table:table-cell table:style-name="Default" table:number-columns-repeated="17"/>
          <table:table-cell table:number-columns-repeated="3"/>
          <table:table-cell table:style-name="Default"/>
        </table:table-row>
        <table:table-row table:style-name="ro1" table:number-rows-repeated="7">
          <table:table-cell table:style-name="Default" table:number-columns-repeated="18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18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5:48:28.339306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15:54:04.734090474</dc:date>
    <meta:editing-duration>PT2H44M2S</meta:editing-duration>
    <meta:editing-cycles>16</meta:editing-cycles>
    <meta:generator>LibreOffice/6.0.7.3$Linux_X86_64 LibreOffice_project/00m0$Build-3</meta:generator>
    <meta:document-statistic meta:table-count="1" meta:cell-count="726" meta:object-count="0"/>
  </office:meta>
</office:document-meta>
</file>